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wrec_plot" table:style-name="ta1">
        <table:shapes>
          <draw:frame draw:z-index="0" draw:style-name="gr1" draw:text-style-name="P1" svg:width="159.97mm" svg:height="90.05mm" svg:x="136.02mm" svg:y="11.95mm">
            <draw:object draw:notify-on-update-of-ranges="powrec_plot.B3:powrec_plot.B3 powrec_plot.B4:powrec_plot.B53 powrec_plot.C3:powrec_plot.C3 powrec_plot.C4:powrec_plot.C53 powrec_plot.D3:powrec_plot.D3 powrec_plot.D4:powrec_plot.D53 powrec_plot.E3:powrec_plot.E3 powrec_plot.E4:powrec_plot.E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36.02mm" svg:y="112.35mm">
            <draw:object draw:notify-on-update-of-ranges="powrec_plot.C3:powrec_plot.C3 powrec_plot.C4:powrec_plot.C53 powrec_plot.D3:powrec_plot.D3 powrec_plot.D4:powrec_plot.D53 powrec_plot.E3:powrec_plot.E3 powrec_plot.E4:powrec_plot.E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39.05mm" svg:y="207.45mm">
            <draw:object draw:notify-on-update-of-ranges="powrec_plot.D3:powrec_plot.D3 powrec_plot.D4:powrec_plot.D53 powrec_plot.E3:powrec_plot.E3 powrec_plot.E4:powrec_plot.E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owRec1</text:p>
          </table:table-cell>
          <table:table-cell table:style-name="ce1" office:value-type="string" calcext:value-type="string">
            <text:p>PowRec2</text:p>
          </table:table-cell>
          <table:table-cell table:style-name="ce1" office:value-type="string" calcext:value-type="string">
            <text:p>PowRec3</text:p>
          </table:table-cell>
          <table:table-cell table:style-name="ce1" office:value-type="string" calcext:value-type="string">
            <text:p>PowRec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387" calcext:value-type="float">
            <text:p>238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661" calcext:value-type="float">
            <text:p>46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191" calcext:value-type="float">
            <text:p>919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8894" calcext:value-type="float">
            <text:p>1889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9T18:10:01.450878631</dc:date>
    <meta:editing-duration>PT5M5S</meta:editing-duration>
    <meta:editing-cycles>2</meta:editing-cycles>
    <meta:generator>LibreOffice/6.2.6.2$Linux_X86_64 LibreOffice_project/20$Build-2</meta:generator>
    <meta:document-statistic meta:table-count="1" meta:cell-count="1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99cm" svg:y="3.457cm" style:legend-expansion="high" chart:style-name="ch2"/>
        <chart:plot-area chart:style-name="ch3" table:cell-range-address="powrec_plot.B3:powrec_plot.E53" chart:data-source-has-labels="row" svg:x="0.319cm" svg:y="0.18cm" svg:width="12.561cm" svg:height="8.646cm">
          <chartooo:coordinate-region svg:x="1.496cm" svg:y="0.379cm" svg:width="11.384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wrec_plot.B4:powrec_plot.B53" chart:label-cell-address="powrec_plot.B3:powrec_plot.B3" chart:class="chart:line">
            <chart:data-point chart:repeated="50"/>
          </chart:series>
          <chart:series chart:style-name="ch7" chart:values-cell-range-address="powrec_plot.C4:powrec_plot.C53" chart:label-cell-address="powrec_plot.C3:powrec_plot.C3" chart:class="chart:line">
            <chart:data-point chart:repeated="50"/>
          </chart:series>
          <chart:series chart:style-name="ch8" chart:values-cell-range-address="powrec_plot.D4:powrec_plot.D53" chart:label-cell-address="powrec_plot.D3:powrec_plot.D3" chart:class="chart:line">
            <chart:data-point chart:repeated="50"/>
          </chart:series>
          <chart:series chart:style-name="ch9" chart:values-cell-range-address="powrec_plot.E4:powrec_plot.E53" chart:label-cell-address="powrec_plot.E3:powrec_plot.E3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Rec1</text:p>
                <draw:g>
                  <svg:desc>powrec_plot.B3:powrec_plot.B3</svg:desc>
                </draw:g>
              </table:table-cell>
              <table:table-cell office:value-type="string">
                <text:p>PowRec2</text:p>
                <draw:g>
                  <svg:desc>powrec_plot.C3:powrec_plot.C3</svg:desc>
                </draw:g>
              </table:table-cell>
              <table:table-cell office:value-type="string">
                <text:p>PowRec3</text:p>
                <draw:g>
                  <svg:desc>powrec_plot.D3:powrec_plot.D3</svg:desc>
                </draw:g>
              </table:table-cell>
              <table:table-cell office:value-type="string">
                <text:p>PowRec4</text:p>
                <draw:g>
                  <svg:desc>powrec_plot.E3:powrec_plo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powrec_plot.B4:powrec_plot.B53</svg:desc>
                </draw:g>
              </table:table-cell>
              <table:table-cell office:value-type="float" office:value="5">
                <text:p>5</text:p>
                <draw:g>
                  <svg:desc>powrec_plot.C4:powrec_plot.C53</svg:desc>
                </draw:g>
              </table:table-cell>
              <table:table-cell office:value-type="float" office:value="4">
                <text:p>4</text:p>
                <draw:g>
                  <svg:desc>powrec_plot.D4:powrec_plot.D53</svg:desc>
                </draw:g>
              </table:table-cell>
              <table:table-cell office:value-type="float" office:value="5">
                <text:p>5</text:p>
                <draw:g>
                  <svg:desc>powrec_plot.E4:powrec_plot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">
                <text:p>284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2">
                <text:p>1182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7">
                <text:p>2387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61">
                <text:p>466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91">
                <text:p>9191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94">
                <text:p>18894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99cm" svg:y="3.706cm" style:legend-expansion="high" chart:style-name="ch2"/>
        <chart:plot-area chart:style-name="ch3" table:cell-range-address="powrec_plot.C3:powrec_plot.E53" chart:data-source-has-labels="row" svg:x="0.319cm" svg:y="0.18cm" svg:width="12.561cm" svg:height="8.646cm">
          <chartooo:coordinate-region svg:x="1.126cm" svg:y="0.379cm" svg:width="11.754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wrec_plot.C4:powrec_plot.C53" chart:label-cell-address="powrec_plot.C3:powrec_plot.C3" chart:class="chart:line">
            <chart:data-point chart:repeated="50"/>
          </chart:series>
          <chart:series chart:style-name="ch7" chart:values-cell-range-address="powrec_plot.D4:powrec_plot.D53" chart:label-cell-address="powrec_plot.D3:powrec_plot.D3" chart:class="chart:line">
            <chart:data-point chart:repeated="50"/>
          </chart:series>
          <chart:series chart:style-name="ch8" chart:values-cell-range-address="powrec_plot.E4:powrec_plot.E53" chart:label-cell-address="powrec_plot.E3:powrec_plot.E3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Rec2</text:p>
                <draw:g>
                  <svg:desc>powrec_plot.C3:powrec_plot.C3</svg:desc>
                </draw:g>
              </table:table-cell>
              <table:table-cell office:value-type="string">
                <text:p>PowRec3</text:p>
                <draw:g>
                  <svg:desc>powrec_plot.D3:powrec_plot.D3</svg:desc>
                </draw:g>
              </table:table-cell>
              <table:table-cell office:value-type="string">
                <text:p>PowRec4</text:p>
                <draw:g>
                  <svg:desc>powrec_plot.E3:powrec_plo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owrec_plot.C4:powrec_plot.C53</svg:desc>
                </draw:g>
              </table:table-cell>
              <table:table-cell office:value-type="float" office:value="4">
                <text:p>4</text:p>
                <draw:g>
                  <svg:desc>powrec_plot.D4:powrec_plot.D53</svg:desc>
                </draw:g>
              </table:table-cell>
              <table:table-cell office:value-type="float" office:value="5">
                <text:p>5</text:p>
                <draw:g>
                  <svg:desc>powrec_plot.E4:powrec_plot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0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3">
                <text:p>1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3.954cm" style:legend-expansion="high" chart:style-name="ch2"/>
        <chart:plot-area chart:style-name="ch3" table:cell-range-address="powrec_plot.D3:powrec_plot.E53" chart:data-source-has-labels="row" svg:x="0.319cm" svg:y="0.18cm" svg:width="12.561cm" svg:height="8.645cm">
          <chartooo:coordinate-region svg:x="0.94cm" svg:y="0.379cm" svg:width="11.94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wrec_plot.D4:powrec_plot.D53" chart:label-cell-address="powrec_plot.D3:powrec_plot.D3" chart:class="chart:line">
            <chart:data-point chart:repeated="50"/>
          </chart:series>
          <chart:series chart:style-name="ch7" chart:values-cell-range-address="powrec_plot.E4:powrec_plot.E53" chart:label-cell-address="powrec_plot.E3:powrec_plot.E3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Rec3</text:p>
                <draw:g>
                  <svg:desc>powrec_plot.D3:powrec_plot.D3</svg:desc>
                </draw:g>
              </table:table-cell>
              <table:table-cell office:value-type="string">
                <text:p>PowRec4</text:p>
                <draw:g>
                  <svg:desc>powrec_plot.E3:powrec_plo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powrec_plot.D4:powrec_plot.D53</svg:desc>
                </draw:g>
              </table:table-cell>
              <table:table-cell office:value-type="float" office:value="5">
                <text:p>5</text:p>
                <draw:g>
                  <svg:desc>powrec_plot.E4:powrec_plot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